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tyles.xml" manifest:media-type="text/xml"/>
  <manifest:file-entry manifest:full-path="librepythonista/jnqodfwbueqadw/id_SrSEIfb3vRpn6z.py" manifest:media-type=""/>
  <manifest:file-entry manifest:full-path="librepythonista/jnqodfwbueqadw/id_bQ2mm7Nc0c6qya.py" manifest:media-type=""/>
  <manifest:file-entry manifest:full-path="librepythonista/jnqodfwbueqadw/id_yJlV0Odx7VV5by.py" manifest:media-type=""/>
  <manifest:file-entry manifest:full-path="librepythonista/jnqodfwbueqadw/id_B853iOaReM6zq6.py" manifest:media-type=""/>
  <manifest:file-entry manifest:full-path="librepythonista/jnqodfwbueqadw/id_kPurFi6iNPDSQP.py" manifest:media-type=""/>
  <manifest:file-entry manifest:full-path="librepythonista/jnqodfwbueqadw/id_OnwqAcaZBeTIYe.py" manifest:media-type=""/>
  <manifest:file-entry manifest:full-path="librepythonista/jnqodfwbueqadw/id_2Ijvk5iaC88PFM.py" manifest:media-type=""/>
  <manifest:file-entry manifest:full-path="librepythonista/jnqodfwbueqadw/" manifest:media-type="application/binary"/>
  <manifest:file-entry manifest:full-path="librepythonista/" manifest:media-type="application/binary"/>
  <manifest:file-entry manifest:full-path="manifest.rdf" manifest:media-type="application/rdf+xml"/>
  <manifest:file-entry manifest:full-path="Configurations2/" manifest:media-type="application/vnd.sun.xml.ui.configuration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18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css3t:text-justify="auto" fo:margin-left="0.1945in"/>
    </style:style>
    <style:style style:name="ce2" style:family="table-cell" style:parent-style-name="Default">
      <style:table-cell-properties style:diagonal-bl-tr="none" style:diagonal-tl-br="none" style:text-align-source="fix" style:repeat-content="false" fo:border="none" fo:padding="0.0138in" style:shadow="none"/>
      <style:paragraph-properties fo:text-align="start" css3t:text-justify="auto" fo:margin-left="0.1945in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0.74pt solid #81aca6" fo:padding="0.0138in" fo:border-right="none" style:shadow="#50938a 0.0398in 0.0398in" fo:border-top="0.74pt solid #81aca6"/>
      <style:paragraph-properties fo:text-align="start" css3t:text-justify="auto" fo:margin-left="0in"/>
    </style:style>
    <style:style style:name="ce4" style:family="table-cell" style:parent-style-name="Default">
      <style:table-cell-properties fo:border-bottom="none" fo:border-left="0.74pt solid #81aca6" fo:border-right="none" style:shadow="#50938a 0.0398in 0.0398in" fo:border-top="none"/>
    </style:style>
    <style:style style:name="ce5" style:family="table-cell" style:parent-style-name="Default">
      <style:table-cell-properties fo:border-bottom="0.74pt solid #81aca6" fo:border-left="0.74pt solid #81aca6" fo:border-right="none" style:shadow="#50938a 0.0398in 0.0398in" fo:border-top="none"/>
    </style:style>
    <style:style style:name="ce6" style:family="table-cell" style:parent-style-name="Default">
      <style:table-cell-properties style:diagonal-bl-tr="none" style:diagonal-tl-br="none" fo:border="none" fo:padding="0.0138in" style:shadow="none"/>
    </style:style>
    <style:style style:name="ce7" style:family="table-cell" style:parent-style-name="Default">
      <style:table-cell-properties fo:border-bottom="none" fo:border-left="none" fo:border-right="0.74pt solid #81aca6" style:shadow="#50938a 0.0398in 0.0398in" fo:border-top="0.74pt solid #81aca6"/>
    </style:style>
    <style:style style:name="ce8" style:family="table-cell" style:parent-style-name="Default">
      <style:table-cell-properties fo:border-bottom="none" fo:border-left="none" fo:border-right="0.74pt solid #81aca6" style:shadow="#50938a 0.0398in 0.0398in" fo:border-top="none"/>
    </style:style>
    <style:style style:name="ce9" style:family="table-cell" style:parent-style-name="Default">
      <style:table-cell-properties fo:border-bottom="0.74pt solid #81aca6" fo:border-left="none" fo:border-right="0.74pt solid #81aca6" style:shadow="#50938a 0.0398in 0.0398in" fo:border-top="none"/>
    </style:style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textarea-vertical-align="middle" fo:background-color="#b3cac7" style:protect="position" loext:decorative="false"/>
    </style:style>
    <style:style style:name="P1" style:family="paragraph"/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ooo:event-listeners>
          <script:event-listener script:language="ooo:script" script:event-name="office:calculated" xlink:href="vnd.sun.star.script:LibrePythonista.oxt|python|scripts|share_event.py$formulas_calc?language=Python&amp;location=user:uno_packages" xlink:type="simple"/>
        </officeooo:event-listeners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libre_pythonista_ctl_cell_id_yJlV0Odx7VV5by" form:control-implementation="ooo:com.sun.star.form.component.CommandButton" xml:id="control1" form:id="control1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uberdev/AppData/Local/Temp/lu123362kcmz.tmp/0.ods/content.xml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B853iOaReM6zq6" form:control-implementation="ooo:com.sun.star.form.component.CommandButton" xml:id="control2" form:id="control2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uberdev/AppData/Local/Temp/lu123362kcmz.tmp/0.ods/content.xml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SrSEIfb3vRpn6z" form:control-implementation="ooo:com.sun.star.form.component.CommandButton" xml:id="control3" form:id="control3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uberdev/AppData/Local/Temp/lu123362kcmz.tmp/0.ods/content.xml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2Ijvk5iaC88PFM" form:control-implementation="ooo:com.sun.star.form.component.CommandButton" xml:id="control4" form:id="control4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gitFolders/kaninikamal_projects/excel_automation/python_in_excel01.ods/content.xml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kPurFi6iNPDSQP" form:control-implementation="ooo:com.sun.star.form.component.CommandButton" xml:id="control5" form:id="control5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gitFolders/kaninikamal_projects/excel_automation/python_in_excel01.ods/content.xml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bQ2mm7Nc0c6qya" form:control-implementation="ooo:com.sun.star.form.component.CommandButton" xml:id="control6" form:id="control6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OnwqAcaZBeTIYe" form:control-implementation="ooo:com.sun.star.form.component.CommandButton" xml:id="control7" form:id="control7" form:label="&lt;&gt; Series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idxxr6aiohly8vga" form:control-implementation="ooo:com.sun.star.form.component.HiddenControl" xml:id="control8" form:id="control8">
              <form:properties>
                <form:property form:property-name="libre_pythonista_addr" office:value-type="string" office:string-value="sheet_index=0&amp;cell_addr=A1"/>
                <form:property form:property-name="libre_pythonista_array_ability" office:value-type="boolean" office:boolean-value="false"/>
                <form:property form:property-name="libre_pythonista_codename" office:value-type="string" office:string-value="id_yJlV0Odx7VV5by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yJlV0Odx7VV5by"/>
                <form:property form:property-name="ooodev.calc.calc_cell.unique_id" office:value-type="string" office:string-value="uid_245368656574312e24412431_osfdouKDDg"/>
              </form:properties>
            </form:hidden>
            <form:hidden form:name="id6tqkzuluvew9qw" form:control-implementation="ooo:com.sun.star.form.component.HiddenControl" xml:id="control9" form:id="control9">
              <form:properties>
                <form:property form:property-name="libre_pythonista_addr" office:value-type="string" office:string-value="sheet_index=0&amp;cell_addr=A2"/>
                <form:property form:property-name="libre_pythonista_array_ability" office:value-type="boolean" office:boolean-value="false"/>
                <form:property form:property-name="ooodev.calc.calc_cell.unique_id" office:value-type="string" office:string-value="uid_245368656574312e24412432_XGDujiVHgQ"/>
              </form:properties>
            </form:hidden>
            <form:hidden form:name="idkz5efyno4rlqwm" form:control-implementation="ooo:com.sun.star.form.component.HiddenControl" xml:id="control10" form:id="control10">
              <form:properties>
                <form:property form:property-name="libre_pythonista_addr" office:value-type="string" office:string-value="sheet_index=0&amp;cell_addr=B2"/>
                <form:property form:property-name="libre_pythonista_array_ability" office:value-type="boolean" office:boolean-value="false"/>
                <form:property form:property-name="libre_pythonista_codename" office:value-type="string" office:string-value="id_B853iOaReM6zq6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B853iOaReM6zq6"/>
                <form:property form:property-name="ooodev.calc.calc_cell.unique_id" office:value-type="string" office:string-value="uid_245368656574312e24422432_MXQrjFobCq"/>
              </form:properties>
            </form:hidden>
            <form:hidden form:name="idkizsc8hrfscij1" form:control-implementation="ooo:com.sun.star.form.component.HiddenControl" xml:id="control11" form:id="control11">
              <form:properties>
                <form:property form:property-name="libre_pythonista_addr" office:value-type="string" office:string-value="sheet_index=0&amp;cell_addr=C4"/>
                <form:property form:property-name="libre_pythonista_array_ability" office:value-type="boolean" office:boolean-value="false"/>
                <form:property form:property-name="libre_pythonista_codename" office:value-type="string" office:string-value="id_SrSEIfb3vRpn6z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SrSEIfb3vRpn6z"/>
                <form:property form:property-name="ooodev.calc.calc_cell.unique_id" office:value-type="string" office:string-value="uid_245368656574312e24432434_PmImieGuTT"/>
              </form:properties>
            </form:hidden>
            <form:hidden form:name="id76dpd22q04z7nx" form:control-implementation="ooo:com.sun.star.form.component.HiddenControl" xml:id="control12" form:id="control12">
              <form:properties>
                <form:property form:property-name="libre_pythonista_addr" office:value-type="string" office:string-value="sheet_index=0&amp;cell_addr=D8"/>
                <form:property form:property-name="libre_pythonista_array_ability" office:value-type="boolean" office:boolean-value="false"/>
                <form:property form:property-name="libre_pythonista_codename" office:value-type="string" office:string-value="id_2Ijvk5iaC88PFM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2Ijvk5iaC88PFM"/>
                <form:property form:property-name="ooodev.calc.calc_cell.unique_id" office:value-type="string" office:string-value="uid_245368656574312e24442438_uhChaFJQyg"/>
              </form:properties>
            </form:hidden>
            <form:hidden form:name="id6lxgti88vqzipn" form:control-implementation="ooo:com.sun.star.form.component.HiddenControl" xml:id="control13" form:id="control13">
              <form:properties>
                <form:property form:property-name="libre_pythonista_addr" office:value-type="string" office:string-value="sheet_index=0&amp;cell_addr=D14"/>
                <form:property form:property-name="libre_pythonista_array_ability" office:value-type="boolean" office:boolean-value="false"/>
                <form:property form:property-name="libre_pythonista_codename" office:value-type="string" office:string-value="id_kPurFi6iNPDSQP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kPurFi6iNPDSQP"/>
                <form:property form:property-name="ooodev.calc.calc_cell.unique_id" office:value-type="string" office:string-value="uid_245368656574312e2444243134_TNwJCJKQny"/>
              </form:properties>
            </form:hidden>
            <form:hidden form:name="idjmjdcsvlssm0uh" form:control-implementation="ooo:com.sun.star.form.component.HiddenControl" xml:id="control14" form:id="control14">
              <form:properties>
                <form:property form:property-name="libre_pythonista_addr" office:value-type="string" office:string-value="sheet_index=0&amp;cell_addr=D15"/>
                <form:property form:property-name="libre_pythonista_array_ability" office:value-type="boolean" office:boolean-value="false"/>
                <form:property form:property-name="ooodev.calc.calc_cell.unique_id" office:value-type="string" office:string-value="uid_245368656574312e2444243135_ozrZTwxShs"/>
              </form:properties>
            </form:hidden>
            <form:hidden form:name="idecj3mjkypkt5xw" form:control-implementation="ooo:com.sun.star.form.component.HiddenControl" xml:id="control15" form:id="control15">
              <form:properties>
                <form:property form:property-name="libre_pythonista_addr" office:value-type="string" office:string-value="sheet_index=0&amp;cell_addr=B8"/>
                <form:property form:property-name="libre_pythonista_array_ability" office:value-type="boolean" office:boolean-value="false"/>
                <form:property form:property-name="libre_pythonista_codename" office:value-type="string" office:string-value="id_bQ2mm7Nc0c6qya"/>
                <form:property form:property-name="libre_pythonista_ctl_state" office:value-type="float" office:value="1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bQ2mm7Nc0c6qya"/>
                <form:property form:property-name="ooodev.calc.calc_cell.unique_id" office:value-type="string" office:string-value="uid_245368656574312e24422438_sLkKMYUteA"/>
              </form:properties>
            </form:hidden>
            <form:hidden form:name="idt3k1thd0do2unl" form:control-implementation="ooo:com.sun.star.form.component.HiddenControl" xml:id="control16" form:id="control16">
              <form:properties>
                <form:property form:property-name="libre_pythonista_addr" office:value-type="string" office:string-value="sheet_index=0&amp;cell_addr=B9"/>
                <form:property form:property-name="libre_pythonista_array_ability" office:value-type="boolean" office:boolean-value="true"/>
                <form:property form:property-name="libre_pythonista_codename" office:value-type="string" office:string-value="id_OnwqAcaZBeTIYe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pd_series"/>
                <form:property form:property-name="libre_pythonista_orig_ctl" office:value-type="string" office:string-value="cell_data_type_pd_series"/>
                <form:property form:property-name="libre_pythonista_pyc_rule" office:value-type="string" office:string-value="cell_data_type_pd_series"/>
                <form:property form:property-name="libre_pythonista_shape" office:value-type="string" office:string-value="SHAPE_libre_pythonista_ctl_cell_id_OnwqAcaZBeTIYe"/>
                <form:property form:property-name="ooodev.calc.calc_cell.unique_id" office:value-type="string" office:string-value="uid_245368656574312e24422439_zHMRpAgwfh"/>
              </form:properties>
            </form:hidden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7" form:id="control17" form:value="jnqodfwbueqadw"/>
          </form:form>
          <form:form form:name="Form_libre_pythonista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table:formula="of:=COM.GITHUB.AMOURSPIRIT.EXTENSIONS.LIBREPYTHONISTA.PYIMPL.PYC(SHEET();CELL(&quot;ADDRESS&quot;))" office:value-type="string" office:string-value="x and y are assigned: 25, 57" calcext:value-type="string">
            <text:p>x and y are assigned: 25, 57</text:p>
            <draw:control table:end-cell-address="Sheet1.A1" table:end-x="0.0004in" table:end-y="0.0004in" draw:z-index="8" draw:name="_cprop_idxxr6aiohly8vga_id" draw:style-name="gr1" draw:text-style-name="P1" drawooo:display="screen" svg:width="0.0004in" svg:height="0.0004in" svg:x="0in" svg:y="0in"/>
            <draw:control table:end-cell-address="Sheet1.A2" table:end-x="0.1783in" table:end-y="0.0004in" draw:z-index="9" draw:name="SHAPE_libre_pythonista_ctl_cell_id_yJlV0Odx7VV5by" draw:style-name="gr2" draw:text-style-name="P2" drawooo:display="screen" svg:width="0.1783in" svg:height="0.1783in" svg:x="0in" svg:y="0in" draw:control="control1"/>
          </table:table-cell>
          <table:table-cell table:number-columns-repeated="3"/>
        </table:table-row>
        <table:table-row table:style-name="ro1">
          <table:table-cell table:style-name="ce1">
            <draw:control table:end-cell-address="Sheet1.A2" table:end-x="0.0004in" table:end-y="0.0004in" draw:z-index="10" draw:name="_cprop_id6tqkzuluvew9qw_id" draw:style-name="gr1" draw:text-style-name="P1" drawooo:display="screen" svg:width="0.0004in" svg:height="0.0004in" svg:x="0in" svg:y="0in"/>
          </table:table-cell>
          <table:table-cell table:style-name="ce1" table:formula="of:=COM.GITHUB.AMOURSPIRIT.EXTENSIONS.LIBREPYTHONISTA.PYIMPL.PYC(SHEET();CELL(&quot;ADDRESS&quot;);[.A2])" office:value-type="string" office:string-value="x and y, 82" calcext:value-type="string">
            <text:p>x and y, 82</text:p>
            <draw:control table:end-cell-address="Sheet1.B2" table:end-x="0.0004in" table:end-y="0.0004in" draw:z-index="11" draw:name="_cprop_idkz5efyno4rlqwm_id" draw:style-name="gr1" draw:text-style-name="P1" drawooo:display="screen" svg:width="0.0004in" svg:height="0.0004in" svg:x="0in" svg:y="0in"/>
            <draw:control table:end-cell-address="Sheet1.B3" table:end-x="0.178in" table:end-y="0.0004in" draw:z-index="12" draw:name="SHAPE_libre_pythonista_ctl_cell_id_B853iOaReM6zq6" draw:style-name="gr2" draw:text-style-name="P2" drawooo:display="screen" svg:width="0.178in" svg:height="0.178in" svg:x="0in" svg:y="0in" draw:control="control2"/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table:formula="of:=COM.GITHUB.AMOURSPIRIT.EXTENSIONS.LIBREPYTHONISTA.PYIMPL.PYC(SHEET();CELL(&quot;ADDRESS&quot;);[.B2])" office:value-type="string" office:string-value="data is: 0" calcext:value-type="string">
            <text:p>data is: 0</text:p>
            <draw:control table:end-cell-address="Sheet1.C4" table:end-x="0.0004in" table:end-y="0.0004in" draw:z-index="13" draw:name="_cprop_idkizsc8hrfscij1_id" draw:style-name="gr1" draw:text-style-name="P1" drawooo:display="screen" svg:width="0.0004in" svg:height="0.0004in" svg:x="0in" svg:y="0in"/>
            <draw:control table:end-cell-address="Sheet1.C4" table:end-x="0.178in" table:end-y="0.178in" draw:z-index="14" draw:name="SHAPE_libre_pythonista_ctl_cell_id_SrSEIfb3vRpn6z" draw:style-name="gr2" draw:text-style-name="P2" drawooo:display="screen" svg:width="0.178in" svg:height="0.178in" svg:x="0in" svg:y="0in" draw:control="control3"/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COM.GITHUB.AMOURSPIRIT.EXTENSIONS.LIBREPYTHONISTA.PYIMPL.PYC(SHEET();CELL(&quot;ADDRESS&quot;);[.C4])" office:value-type="string" office:string-value="string, 7, (4, 1)" calcext:value-type="string">
            <text:p>string, 7, (4, 1)</text:p>
            <draw:control table:end-cell-address="Sheet1.B8" table:end-x="0.0004in" table:end-y="0.0004in" draw:z-index="0" draw:name="_cprop_idecj3mjkypkt5xw_id" draw:style-name="gr1" draw:text-style-name="P1" drawooo:display="screen" svg:width="0.0004in" svg:height="0.0004in" svg:x="0in" svg:y="0in"/>
            <draw:control table:end-cell-address="Sheet1.B8" table:end-x="0.178in" table:end-y="0.178in" draw:z-index="1" draw:name="SHAPE_libre_pythonista_ctl_cell_id_bQ2mm7Nc0c6qya" draw:style-name="gr2" draw:text-style-name="P2" drawooo:display="screen" svg:width="0.178in" svg:height="0.178in" svg:x="0in" svg:y="0in" draw:control="control6"/>
          </table:table-cell>
          <table:table-cell table:style-name="ce6"/>
          <table:table-cell table:style-name="ce1" table:formula="of:=COM.GITHUB.AMOURSPIRIT.EXTENSIONS.LIBREPYTHONISTA.PYIMPL.PYC(SHEET();CELL(&quot;ADDRESS&quot;);[.C4])" office:value-type="string" office:string-value="hello" calcext:value-type="string">
            <text:p>hello</text:p>
            <draw:control table:end-cell-address="Sheet1.D8" table:end-x="0.178in" table:end-y="0.178in" draw:z-index="4" draw:name="SHAPE_libre_pythonista_ctl_cell_id_2Ijvk5iaC88PFM" draw:style-name="gr2" draw:text-style-name="P2" drawooo:display="screen" svg:width="0.178in" svg:height="0.178in" svg:x="0in" svg:y="0in" draw:control="control4"/>
            <draw:control table:end-cell-address="Sheet1.D8" table:end-x="0.0004in" table:end-y="0.0004in" draw:z-index="15" draw:name="_cprop_id76dpd22q04z7nx_id" draw:style-name="gr1" draw:text-style-name="P1" drawooo:display="screen" svg:width="0.0004in" svg:height="0.0004in" svg:x="0in" svg:y="0in"/>
          </table:table-cell>
        </table:table-row>
        <table:table-row table:style-name="ro1">
          <table:table-cell/>
          <table:table-cell table:style-name="ce3" table:number-matrix-columns-spanned="2" table:number-matrix-rows-spanned="3" table:formula="of:=COM.GITHUB.AMOURSPIRIT.EXTENSIONS.LIBREPYTHONISTA.PYIMPL.PYC(SHEET();CELL(&quot;ADDRESS&quot;);[.D8])" office:value-type="float" office:value="0" calcext:value-type="float">
            <text:p>0</text:p>
            <draw:control table:end-cell-address="Sheet1.B9" table:end-x="0.0004in" table:end-y="0.0004in" draw:z-index="2" draw:name="_cprop_idt3k1thd0do2unl_id" draw:style-name="gr1" draw:text-style-name="P1" drawooo:display="screen" svg:width="0.0004in" svg:height="0.0004in" svg:x="0in" svg:y="0in"/>
            <draw:control table:end-cell-address="Sheet1.C10" table:end-x="0.0004in" table:end-y="0.0004in" draw:z-index="3" draw:name="SHAPE_libre_pythonista_ctl_cell_id_OnwqAcaZBeTIYe" draw:style-name="gr2" draw:text-style-name="P2" drawooo:display="none" svg:width="1.4693in" svg:height="0.1783in" svg:x="0in" svg:y="0in" draw:control="control7"/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1" table:formula="of:=COM.GITHUB.AMOURSPIRIT.EXTENSIONS.LIBREPYTHONISTA.PYIMPL.PYC(SHEET();CELL(&quot;ADDRESS&quot;);[.D8])" office:value-type="string" office:string-value="1. lp test: x and y are assigned: 25, 57" calcext:value-type="string">
            <text:p>1. lp test: x and y are assigned: 25, 57</text:p>
            <draw:control table:end-cell-address="Sheet1.D14" table:end-x="0.0004in" table:end-y="0.0004in" draw:z-index="5" draw:name="_cprop_id6lxgti88vqzipn_id" draw:style-name="gr1" draw:text-style-name="P1" drawooo:display="screen" svg:width="0.0004in" svg:height="0.0004in" svg:x="0in" svg:y="0in"/>
            <draw:control table:end-cell-address="Sheet1.D15" table:end-x="0.1783in" table:end-y="0.0004in" draw:z-index="6" draw:name="SHAPE_libre_pythonista_ctl_cell_id_kPurFi6iNPDSQP" draw:style-name="gr2" draw:text-style-name="P2" drawooo:display="screen" svg:width="0.1783in" svg:height="0.1783in" svg:x="0in" svg:y="0in" draw:control="control5"/>
          </table:table-cell>
        </table:table-row>
        <table:table-row table:style-name="ro1">
          <table:table-cell table:number-columns-repeated="3"/>
          <table:table-cell table:style-name="ce1">
            <draw:control table:end-cell-address="Sheet1.D15" table:end-x="0.0004in" table:end-y="0.0004in" draw:z-index="7" draw:name="_cprop_idjmjdcsvlssm0uh_id" draw:style-name="gr1" draw:text-style-name="P1" drawooo:display="screen" svg:width="0.0004in" svg:height="0.0004in" svg:x="0in" svg:y="0in"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 style:data-style-name="N2" text:time-value="14:56:10.910877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9T13:47:08.001008700</meta:creation-date>
    <dc:date>2025-12-09T15:06:18.766787500</dc:date>
    <meta:editing-duration>PT36M46S</meta:editing-duration>
    <meta:editing-cycles>5</meta:editing-cycles>
    <meta:generator>LibreOffice/25.8.3.2$Windows_X86_64 LibreOffice_project/8ca8d55c161d602844f5428fa4b58097424e324e</meta:generator>
    <meta:document-statistic meta:table-count="1" meta:cell-count="16" meta:object-count="16"/>
  </office:meta>
</office:document-meta>
</file>